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34e6" officeooo:paragraph-rsid="000f34e6"/>
    </style:style>
    <style:style style:name="P2" style:family="paragraph" style:parent-style-name="Standard">
      <style:text-properties style:text-underline-style="solid" style:text-underline-width="auto" style:text-underline-color="font-color" fo:font-weight="bold" officeooo:rsid="000f34e6" officeooo:paragraph-rsid="000f34e6" style:font-weight-asian="bold" style:font-weight-complex="bold"/>
    </style:style>
    <style:style style:name="P3" style:family="paragraph" style:parent-style-name="Standard">
      <style:text-properties style:text-underline-style="none" fo:font-weight="normal" officeooo:rsid="000f34e6" officeooo:paragraph-rsid="000f34e6" style:font-weight-asian="normal" style:font-weight-complex="normal"/>
    </style:style>
    <style:style style:name="P4" style:family="paragraph" style:parent-style-name="Standard">
      <style:text-properties style:text-underline-style="none" fo:font-weight="normal" officeooo:rsid="001bb13b" officeooo:paragraph-rsid="001d2454" style:font-weight-asian="normal" style:font-weight-complex="normal"/>
    </style:style>
    <style:style style:name="P5" style:family="paragraph" style:parent-style-name="Standard">
      <style:text-properties style:text-underline-style="none" fo:font-weight="normal" officeooo:rsid="001d2454" officeooo:paragraph-rsid="001d2454" style:font-weight-asian="normal" style:font-weight-complex="normal"/>
    </style:style>
    <style:style style:name="P6" style:family="paragraph" style:parent-style-name="Standard">
      <style:text-properties style:text-underline-style="solid" style:text-underline-width="auto" style:text-underline-color="font-color" fo:font-weight="bold" officeooo:rsid="000f34e6" officeooo:paragraph-rsid="00100ade" style:font-weight-asian="bold"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bb13b" style:font-weight-asian="normal" style:font-weight-complex="normal"/>
    </style:style>
    <style:style style:name="T4" style:family="text">
      <style:text-properties style:text-underline-style="none" fo:font-weight="normal" officeooo:rsid="001d2454" style:font-weight-asian="normal" style:font-weight-complex="normal"/>
    </style:style>
    <style:style style:name="T5" style:family="text">
      <style:text-properties officeooo:rsid="0010a97d"/>
    </style:style>
    <style:style style:name="T6" style:family="text">
      <style:text-properties officeooo:rsid="001bb13b"/>
    </style:style>
    <style:style style:name="T7" style:family="text">
      <style:text-properties officeooo:rsid="001d24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W<text:span text:style-name="T6">6</text:span> <text:tab/><text:tab/><text:tab/>Name: Sergio<text:tab/><text:span text:style-name="T5">Coronado<text:tab/><text:tab/><text:tab/></text:span><text:tab/><text:tab/>Date: 0<text:span text:style-name="T6">3/10/16</text:span></text:p>
      <text:p text:style-name="P1"/>
      <text:p text:style-name="P2">Goal<text:span text:style-name="T1">: </text:span><text:span text:style-name="T3">To become acquainted with socket programming in python and begin to understand more how the TCP protocol is built. </text:span></text:p>
      <text:p text:style-name="P2"/>
      <text:p text:style-name="P2">Approach<text:span text:style-name="T2">: </text:span><text:span text:style-name="T3">In the first part python code was written for a client that would send a message to an echo client and calculate the round trip time based on the message echoed from the server. </text:span><text:span text:style-name="T4">The socket library was used to open a socket to send and receive data. The date time library was used to get the time in microseconds since the time() function in the time library did not have enough resolution to to capture the elapsed round trip time. </text:span><text:span text:style-name="T3">In the second part a solution to chapter 3 problem 6 was worked out. <text:s text:c="2"/></text:span></text:p>
      <text:p text:style-name="P3"/>
      <text:p text:style-name="P3"/>
      <text:p text:style-name="P6">Results<text:span text:style-name="T1">:</text:span></text:p>
      <text:p text:style-name="P4">The pinger program worked as expected timing out if a message was not received within a certain window <text:span text:style-name="T7">of time the ouput of the program is as follows:</text:span></text:p>
      <text:p text:style-name="P4"><text:span text:style-name="T7"><text:s/></text:span></text:p>
      <text:p text:style-name="P5">////////// Pinging Server //////////</text:p>
      <text:p text:style-name="P5"/>
      <text:p text:style-name="P5"/>
      <text:p text:style-name="P5"/>
      <text:p text:style-name="P5">Sending Message: Ping 1 680768</text:p>
      <text:p text:style-name="P5">Server Response: PING 1 680768</text:p>
      <text:p text:style-name="P5"/>
      <text:p text:style-name="P5">Ping 1 RTT: 628 us </text:p>
      <text:p text:style-name="P5"/>
      <text:p text:style-name="P5">Sending Message: Ping 2 681428</text:p>
      <text:p text:style-name="P5">Server Response: PING 2 681428</text:p>
      <text:p text:style-name="P5"/>
      <text:p text:style-name="P5">Ping 2 RTT: 200 us </text:p>
      <text:p text:style-name="P5"/>
      <text:p text:style-name="P5">Sending Message: Ping 3 681655</text:p>
      <text:p text:style-name="P5">Server Response: PING 3 681655</text:p>
      <text:p text:style-name="P5"/>
      <text:p text:style-name="P5">Ping 3 RTT: 173 us </text:p>
      <text:p text:style-name="P5"/>
      <text:p text:style-name="P5">Sending Message: Ping 4 681853</text:p>
      <text:p text:style-name="P5">Socket Timed Out In Sequence: 4</text:p>
      <text:p text:style-name="P5"/>
      <text:p text:style-name="P5">Sending Message: Ping 5 683082</text:p>
      <text:p text:style-name="P5">Socket Timed Out In Sequence: 5</text:p>
      <text:p text:style-name="P5"/>
      <text:p text:style-name="P5">Sending Message: Ping 6 684350</text:p>
      <text:p text:style-name="P5">Server Response: PING 6 684350</text:p>
      <text:p text:style-name="P5"/>
      <text:p text:style-name="P5">Ping 6 RTT: 279 us </text:p>
      <text:p text:style-name="P5"/>
      <text:p text:style-name="P5">Sending Message: Ping 7 684653</text:p>
      <text:p text:style-name="P5">Server Response: PING 7 684653</text:p>
      <text:p text:style-name="P5"/>
      <text:p text:style-name="P5"><text:soft-page-break/>Ping 7 RTT: 182 us </text:p>
      <text:p text:style-name="P5"/>
      <text:p text:style-name="P5">Sending Message: Ping 8 684852</text:p>
      <text:p text:style-name="P5">Server Response: PING 8 684852</text:p>
      <text:p text:style-name="P5"/>
      <text:p text:style-name="P5">Ping 8 RTT: 148 us </text:p>
      <text:p text:style-name="P5"/>
      <text:p text:style-name="P5">Sending Message: Ping 9 685017</text:p>
      <text:p text:style-name="P5">Server Response: PING 9 685017</text:p>
      <text:p text:style-name="P5"/>
      <text:p text:style-name="P5">Ping 9 RTT: 140 us </text:p>
      <text:p text:style-name="P5"/>
      <text:p text:style-name="P5">Sending Message: Ping 10 685173</text:p>
      <text:p text:style-name="P5">Server Response: PING 10 685173</text:p>
      <text:p text:style-name="P5"/>
      <text:p text:style-name="P5">Ping 10 RTT: 137 us </text:p>
      <text:p text:style-name="P5"/>
      <text:p text:style-name="P5">Chapter 3 Problem 6</text:p>
      <text:p text:style-name="P5"/>
      <text:p text:style-name="P5">Because there is no timeout in the sender end if the sender sends a package and the receiver receives it but the acknowledgment it sends is lost the sender will be waiting for the receiver to acknowledge the package and receiver will be waiting for the next package. </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rgio Coronado</meta:initial-creator>
    <meta:creation-date>2016-01-28T03:24:24.442821858</meta:creation-date>
    <dc:date>2016-03-10T09:16:15.769645413</dc:date>
    <dc:creator>Sergio Coronado</dc:creator>
    <meta:editing-duration>PT1H12M17S</meta:editing-duration>
    <meta:editing-cycles>7</meta:editing-cycles>
    <meta:generator>LibreOffice/4.3.3.2$Linux_X86_64 LibreOffice_project/430m0$Build-2</meta:generator>
    <meta:document-statistic meta:table-count="0" meta:image-count="0" meta:object-count="0" meta:page-count="2" meta:paragraph-count="37" meta:word-count="349" meta:character-count="1919" meta:non-whitespace-character-count="1585"/>
  </office:meta>
</office:document-meta>
</file>